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T265t001" svg:font-family="TT265t00" style:font-family-generic="roman"/>
    <style:font-face style:name="TT265t00" svg:font-family="TT265t00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3pt" officeooo:paragraph-rsid="00185e44" style:font-size-asian="13pt" style:font-size-complex="13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3pt" officeooo:paragraph-rsid="0018fa77" style:font-size-asian="13pt" style:font-size-complex="13pt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fo:font-size="13pt" officeooo:paragraph-rsid="0018fa77" style:font-size-asian="13pt" style:font-size-complex="13pt"/>
    </style:style>
    <style:style style:name="P6" style:family="paragraph" style:parent-style-name="Standard">
      <style:paragraph-properties fo:text-align="justify" style:justify-single-word="false"/>
      <style:text-properties fo:font-size="13pt" officeooo:paragraph-rsid="001bb14e" style:font-size-asian="13pt" style:font-size-complex="13pt"/>
    </style:style>
    <style:style style:name="P7" style:family="paragraph" style:parent-style-name="Standard">
      <style:text-properties fo:font-size="13pt" officeooo:paragraph-rsid="0018fa77" style:font-size-asian="13pt" style:font-size-complex="13pt"/>
    </style:style>
    <style:style style:name="P8" style:family="paragraph" style:parent-style-name="Standard">
      <style:text-properties fo:font-size="13pt" officeooo:paragraph-rsid="001ab67b" style:font-size-asian="13pt" style:font-size-complex="13pt"/>
    </style:style>
    <style:style style:name="P9" style:family="paragraph" style:parent-style-name="Standard">
      <style:text-properties fo:color="#0000ff" fo:font-size="13pt" style:font-size-asian="13pt" style:font-size-complex="13pt"/>
    </style:style>
    <style:style style:name="P10" style:family="paragraph" style:parent-style-name="Standard" style:master-page-name="Standard">
      <style:paragraph-properties fo:text-align="justify" style:justify-single-word="false" style:page-number="auto"/>
      <style:text-properties fo:color="#0000ff" style:font-name="Times New Roman" fo:font-size="13pt" officeooo:paragraph-rsid="00185e44" style:font-size-asian="13pt" style:font-size-complex="13pt"/>
    </style:style>
    <style:style style:name="P11" style:family="paragraph" style:parent-style-name="Standard" style:list-style-name="L1">
      <style:paragraph-properties fo:margin-left="0.647cm" fo:margin-right="0cm" fo:text-indent="-0.617cm" style:auto-text-indent="false">
        <style:tab-stops>
          <style:tab-stop style:position="0.617cm"/>
        </style:tab-stops>
      </style:paragraph-properties>
      <style:text-properties fo:font-size="13pt" officeooo:paragraph-rsid="001ab67b" style:font-size-asian="13pt" style:font-size-complex="13pt"/>
    </style:style>
    <style:style style:name="P12" style:family="paragraph" style:parent-style-name="Standard">
      <style:paragraph-properties fo:margin-left="0.647cm" fo:margin-right="0cm" fo:text-indent="-0.617cm" style:auto-text-indent="false">
        <style:tab-stops>
          <style:tab-stop style:position="0.617cm"/>
        </style:tab-stops>
      </style:paragraph-properties>
      <style:text-properties fo:font-size="13pt" officeooo:paragraph-rsid="001ab67b" style:font-size-asian="13pt" style:font-size-complex="13pt"/>
    </style:style>
    <style:style style:name="P13" style:family="paragraph" style:parent-style-name="Standard">
      <style:paragraph-properties fo:margin-left="0.647cm" fo:margin-right="0cm" fo:text-align="justify" style:justify-single-word="false" fo:text-indent="-0.617cm" style:auto-text-indent="false">
        <style:tab-stops>
          <style:tab-stop style:position="0.617cm"/>
        </style:tab-stops>
      </style:paragraph-properties>
      <style:text-properties fo:font-size="13pt" officeooo:paragraph-rsid="001ab67b" style:font-size-asian="13pt" style:font-size-complex="13pt"/>
    </style:style>
    <style:style style:name="P14" style:family="paragraph" style:parent-style-name="Standard" style:list-style-name="L2">
      <style:paragraph-properties fo:margin-left="0.647cm" fo:margin-right="0cm" fo:text-align="justify" style:justify-single-word="false" fo:text-indent="-0.617cm" style:auto-text-indent="false">
        <style:tab-stops>
          <style:tab-stop style:position="0.647cm"/>
        </style:tab-stops>
      </style:paragraph-properties>
      <style:text-properties fo:font-size="13pt" officeooo:paragraph-rsid="001bb14e" style:font-size-asian="13pt" style:font-size-complex="13pt"/>
    </style:style>
    <style:style style:name="P15" style:family="paragraph" style:parent-style-name="Standard">
      <style:paragraph-properties fo:margin-left="0.647cm" fo:margin-right="0cm" fo:text-align="justify" style:justify-single-word="false" fo:text-indent="-0.617cm" style:auto-text-indent="false">
        <style:tab-stops>
          <style:tab-stop style:position="0.647cm"/>
        </style:tab-stops>
      </style:paragraph-properties>
      <style:text-properties fo:font-size="13pt" officeooo:paragraph-rsid="001bb14e" style:font-size-asian="13pt" style:font-size-complex="13pt"/>
    </style:style>
    <style:style style:name="P16" style:family="paragraph" style:parent-style-name="Standard" style:list-style-name="L2">
      <style:paragraph-properties fo:margin-left="0.617cm" fo:margin-right="0cm" fo:text-align="justify" style:justify-single-word="false" fo:text-indent="-0.617cm" style:auto-text-indent="false">
        <style:tab-stops>
          <style:tab-stop style:position="0.647cm"/>
        </style:tab-stops>
      </style:paragraph-properties>
      <style:text-properties fo:font-size="13pt" officeooo:paragraph-rsid="001d6818" style:font-size-asian="13pt" style:font-size-complex="13pt"/>
    </style:style>
    <style:style style:name="T1" style:family="text">
      <style:text-properties officeooo:rsid="00185e44"/>
    </style:style>
    <style:style style:name="T2" style:family="text">
      <style:text-properties officeooo:rsid="0018fa77"/>
    </style:style>
    <style:style style:name="T3" style:family="text">
      <style:text-properties officeooo:rsid="0019284e"/>
    </style:style>
    <style:style style:name="T4" style:family="text">
      <style:text-properties officeooo:rsid="001a7062"/>
    </style:style>
    <style:style style:name="T5" style:family="text">
      <style:text-properties officeooo:rsid="001ab67b"/>
    </style:style>
    <style:style style:name="T6" style:family="text">
      <style:text-properties officeooo:rsid="001bb14e"/>
    </style:style>
    <style:style style:name="T7" style:family="text">
      <style:text-properties fo:color="#4f82be" style:font-name="TT265t001"/>
    </style:style>
    <style:style style:name="T8" style:family="text">
      <style:text-properties officeooo:rsid="001c0aa3"/>
    </style:style>
    <style:style style:name="T9" style:family="text">
      <style:text-properties officeooo:rsid="001d68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TW.1 </text:span>– Domain Requirements to further explore and adapt</text:p>
      <text:p text:style-name="P1"><text:span text:style-name="T1"/></text:p>
      <text:p text:style-name="P1"><text:span text:style-name="T1">Tralala, la próxima revolución de la música digital, el mejor producto de streaming de música en <text:s/>Internet hoy en día, para la reproducción de música en línea que no se paga en efectivo. Además, aparecen las letras de las canciones que los usuarios esten reproduciendo. </text:span></text:p>
      <text:p text:style-name="P1"><text:span text:style-name="T1"/></text:p>
      <text:p text:style-name="P2"><text:span text:style-name="T2">Este producto ofrece una gran variedad de servicios. A continuación se describen una variedad de requisitos que el producto tiene.</text:span></text:p>
      <text:p text:style-name="P1"><text:span text:style-name="T1"/></text:p>
      <text:p text:style-name="P9">Consideraciones <text:span text:style-name="T2">del producto</text:span></text:p>
      <text:p text:style-name="P9"><text:span text:style-name="T2"/></text:p>
      <text:p text:style-name="P4">• Almacenamiento de un catálogo enorme de canciones (detalles a tener en cuenta : el título de la canción, el artista, la duración, fecha, el precio por <text:span text:style-name="T2">reproducción</text:span> y la letra de la canción).</text:p>
      <text:p text:style-name="P4"/>
      <text:p text:style-name="P5">• Concepto principal: la <text:span text:style-name="T2">reproducción</text:span>, que representa el hecho de que uno de los <text:span text:style-name="T2">usuarios</text:span> escucha una canción en una fecha determinada. Una obra es estrictamente para uno de los <text:span text:style-name="T2">usuarios</text:span> y <text:span text:style-name="T2">una canción.</text:span></text:p>
      <text:p text:style-name="P7"><text:s/></text:p>
      <text:p text:style-name="P4">• Sistema de <text:span text:style-name="T3">usuarios</text:span> y <text:span text:style-name="T2">forma de </text:span>acce<text:span text:style-name="T2">so</text:span> al servicio de Tralala. Cada <text:span text:style-name="T3">usuario</text:span> debe estar registrado para utilizar Tra -la -la . Sin embargo, el proceso de <text:span text:style-name="T3">registro</text:span> o de inicio de sesión se realiza mediante un servicio de autorización por separado. <text:span text:style-name="T3">E</text:span>sto significa que Tra -la -la <text:span text:style-name="T3">no maneja contraseñas.</text:span> Este servicio de autorización será el único medio para iniciar una sesión en el Tra -la -la .</text:p>
      <text:p text:style-name="P3"/>
      <text:p text:style-name="P8">• <text:span text:style-name="T4">A</text:span>lgoritmos de cálculo de pago . El pago siempre <text:span text:style-name="T4">se </text:span><text:span text:style-name="T5">realiza </text:span>una vez al mes (es un proceso automático <text:span text:style-name="T5">realizado</text:span> el último día de cada mes). Por lo tanto, los cálculos sobre la cantidad que cada <text:span text:style-name="T5">usuario</text:span> debe pagar se realizan de forma automática al final del mes. Actualmente hay dos algoritmos de cálculo:</text:p>
      <text:p text:style-name="P8"/>
      <text:list xml:id="list4979436401345437890" text:style-name="L1">
        <text:list-header>
          <text:p text:style-name="P11"><text:span text:style-name="T5">- </text:span>El <text:span text:style-name="T5">más común es</text:span> que <text:span text:style-name="T5">cada</text:span> <text:span text:style-name="T5">usuario</text:span> pagará la suma del precio por <text:span text:style-name="T5">reproduccíon</text:span> de las canciones que <text:span text:style-name="T5">haya </text:span>disfrutado durante ese mes.</text:p>
        </text:list-header>
      </text:list>
      <text:p text:style-name="P12"/>
      <text:p text:style-name="P13"><text:tab/><text:span text:style-name="T5">- A los usuarios que utilicen este servicio con fines empresariales (discotecas, bares, etc) </text:span><text:s/>se ofrecerá un cálculo diferente: <text:span text:style-name="T5">s</text:span>e pagará una tarifa fija mensual, más el 2 % de la suma total de los precios por <text:span text:style-name="T5">reproducción</text:span> de cada canción reproducida en el mes (probablemente este porcentaje va a cambiar en el futuro) .</text:p>
      <text:p text:style-name="P3"/>
      <text:p text:style-name="P6">• Servicios de Pago externos. Habrá dos servicios de pago diferentes, ofrecidos por terceros. Uno de ellos <text:span text:style-name="T5">es</text:span> PayPal (los miembros deben tener una cuenta PayPal <text:span text:style-name="T5">para </text:span>usarlo). Pero si el miembro prefiere la transferencia bancaria, se utilizará un servicio de <text:span text:style-name="T6">g</text:span>eneral de <text:span text:style-name="T6">b</text:span>ancos (Barclays Bank ofrecerá este servicio a Tra -la -la; <text:span text:style-name="T6">también</text:span> llevará a cabo la transacción entre el banco <text:span text:style-name="T6">del usuario</text:span> y <text:span text:style-name="T6">la </text:span>cuenta bancaria <text:span text:style-name="T6">del servicio Tra -la -la</text:span>) .</text:p>
      <text:p text:style-name="P6"/>
      <text:p text:style-name="P6"/>
      <text:p text:style-name="P6"/>
      <text:p text:style-name="P6"/>
      <text:p text:style-name="P6"/>
      <text:p text:style-name="P9"><text:soft-page-break/>Sample Scenarios to consider</text:p>
      <text:p text:style-name="P6"/>
      <text:list xml:id="list7474466137143520262" text:style-name="L2">
        <text:list-item>
          <text:p text:style-name="P14"><text:span text:style-name="T6">Registr</text:span><text:span text:style-name="T8">o de</text:span><text:span text:style-name="T6"> </text:span><text:span text:style-name="T8">usuarios</text:span><text:span text:style-name="T6">. Considere una función básica para los miembros de introducir sus datos personales, el pago preferencia de cálculo y la información relativa a los pagos (cuenta de Paypal o cuenta bancaria).</text:span></text:p>
        </text:list-item>
      </text:list>
      <text:p text:style-name="P15"><text:span text:style-name="T6"/></text:p>
      <text:list xml:id="list29667214" text:continue-numbering="true" text:style-name="L2">
        <text:list-item>
          <text:p text:style-name="P16"><text:span text:style-name="T9">Inicio de sesión.</text:span><text:span text:style-name="T6"> </text:span><text:span text:style-name="T9">L</text:span><text:span text:style-name="T6">os </text:span><text:span text:style-name="T9">usuarios</text:span><text:span text:style-name="T6"> se identifican por medio de su correo electrónico y una contraseña </text:span><text:span text:style-name="T9">que</text:span><text:span text:style-name="T6"> es necesaria para </text:span><text:span text:style-name="T9">validar</text:span><text:span text:style-name="T6"> la autorización </text:span><text:span text:style-name="T9">de acceso al </text:span><text:span text:style-name="T6">servicio.</text:span></text:p>
        </text:list-item>
      </text:list>
      <text:p text:style-name="P6"><text:span text:style-name="T6"/></text:p>
      <text:p text:style-name="P6"><text:span text:style-name="T6">Escuchar canción. Por ejemplo , el miembro introduce el nombre de un artista y la lista de canciones de este artista</text:span></text:p>
      <text:p text:style-name="P6"><text:span text:style-name="T6">descargado y visualizado ( por ejemplo , el título de la canción y el precio por juego ) . El miembro selecciona una canción en</text:span></text:p>
      <text:p text:style-name="P6"><text:span text:style-name="T6">la lista y las letras se muestran , mientras que la música se transmite . Los equipos pueden optar por seleccionar canciones por título, por</text:span></text:p>
      <text:p text:style-name="P6"><text:span text:style-name="T6">género, ... )</text:span></text:p>
      <text:p text:style-name="P6"><text:span text:style-name="T6">En cuanto a las opciones de cálculo de pago y de pago. Cada miembro tiene un pago en forma de cálculo</text:span></text:p>
      <text:p text:style-name="P6"><text:span text:style-name="T6">contrato , pero se puede cambiar . Además , los miembros desean consultar el importe que ya han pasado ,</text:span></text:p>
      <text:p text:style-name="P6"><text:span text:style-name="T6">en cualquier momento del mes . Finalmente, el último día de cada mes, el proceso de pago se debe lanzar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T265t001" svg:font-family="TT265t00" style:font-family-generic="roman"/>
    <style:font-face style:name="TT265t00" svg:font-family="TT265t00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0T09:16:22.76</meta:creation-date>
    <dc:date>2013-10-10T09:50:35.43</dc:date>
    <meta:editing-duration>PT29M47S</meta:editing-duration>
    <meta:editing-cycles>8</meta:editing-cycles>
    <meta:generator>LibreOffice/4.0.2.2$Windows_x86 LibreOffice_project/4c82dcdd6efcd48b1d8bba66bfe1989deee49c3</meta:generator>
    <meta:document-statistic meta:table-count="0" meta:image-count="0" meta:object-count="0" meta:page-count="2" meta:paragraph-count="22" meta:word-count="625" meta:character-count="3584" meta:non-whitespace-character-count="2977"/>
  </office:meta>
</office:document-meta>
</file>